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3.991cm" style:rel-column-width="33101*"/>
    </style:style>
    <style:style style:name="Tabella1.B" style:family="table-column">
      <style:table-column-properties style:column-width="13.709cm" style:rel-column-width="32434*"/>
    </style:style>
    <style:style style:name="Tabella1.1" style:family="table-row">
      <style:table-row-properties style:min-row-height="19.09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7.7cm" table:align="margins"/>
    </style:style>
    <style:style style:name="Tabella3.A" style:family="table-column">
      <style:table-column-properties style:column-width="13.991cm" style:rel-column-width="33101*"/>
    </style:style>
    <style:style style:name="Tabella3.B" style:family="table-column">
      <style:table-column-properties style:column-width="13.709cm" style:rel-column-width="32434*"/>
    </style:style>
    <style:style style:name="Tabella3.1" style:family="table-row">
      <style:table-row-properties style:min-row-height="9.601cm"/>
    </style:style>
    <style:style style:name="Tabella3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4" style:family="table">
      <style:table-properties style:width="13.907cm" fo:margin-left="0cm" table:align="left"/>
    </style:style>
    <style:style style:name="Tabella4.A" style:family="table-column">
      <style:table-column-properties style:column-width="9.689cm"/>
    </style:style>
    <style:style style:name="Tabella4.B" style:family="table-column">
      <style:table-column-properties style:column-width="4.217cm"/>
    </style:style>
    <style:style style:name="Tabella4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17cm" table:align="margins"/>
    </style:style>
    <style:style style:name="Tabella7.A" style:family="table-column">
      <style:table-column-properties style:column-width="4.505cm" style:rel-column-width="21845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P1" style:family="paragraph" style:parent-style-name="Table_20_Contents">
      <style:text-properties style:text-position="0% 100%" fo:font-size="10pt" officeooo:rsid="003509b7" officeooo:paragraph-rsid="003509b7" style:font-size-asian="8.75pt" style:font-size-complex="10pt"/>
    </style:style>
    <style:style style:name="P2" style:family="paragraph" style:parent-style-name="Table_20_Contents">
      <style:text-properties style:text-position="0% 100%" fo:font-size="10pt" officeooo:rsid="00357934" officeooo:paragraph-rsid="003509b7" style:font-size-asian="8.75pt" style:font-size-complex="10pt"/>
    </style:style>
    <style:style style:name="P3" style:family="paragraph" style:parent-style-name="Table_20_Contents">
      <style:text-properties style:text-position="0% 100%" fo:font-size="10pt" officeooo:rsid="00357934" officeooo:paragraph-rsid="00357934" style:font-size-asian="8.75pt" style:font-size-complex="10pt"/>
    </style:style>
    <style:style style:name="P4" style:family="paragraph" style:parent-style-name="Table_20_Contents">
      <style:text-properties fo:font-size="10pt" officeooo:rsid="000cf61d" officeooo:paragraph-rsid="003bc75f" style:font-size-asian="8.75pt" style:font-size-complex="10pt"/>
    </style:style>
    <style:style style:name="P5" style:family="paragraph" style:parent-style-name="Table_20_Contents">
      <style:text-properties fo:font-size="10pt" officeooo:paragraph-rsid="00a1ec1d" style:font-size-asian="10pt" style:font-size-complex="10pt"/>
    </style:style>
    <style:style style:name="P6" style:family="paragraph" style:parent-style-name="Table_20_Contents">
      <style:text-properties style:text-position="0% 100%" fo:font-size="10pt" officeooo:rsid="0051e678" officeooo:paragraph-rsid="0051e678" style:font-size-asian="10pt" style:font-size-complex="10pt"/>
    </style:style>
    <style:style style:name="P7" style:family="paragraph" style:parent-style-name="Table_20_Contents">
      <style:text-properties style:text-position="0% 100%" fo:font-size="10pt" officeooo:rsid="0054309c" officeooo:paragraph-rsid="0054309c" style:font-size-asian="8.75pt" style:font-size-complex="10pt"/>
    </style:style>
    <style:style style:name="P8" style:family="paragraph" style:parent-style-name="Table_20_Contents">
      <style:text-properties fo:font-size="10pt" officeooo:rsid="007e7d9f" officeooo:paragraph-rsid="007f68d5" style:font-size-asian="10pt" style:font-size-complex="10pt" loext:padding="0cm" loext:border="none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style:text-position="0% 100%" fo:font-size="8pt" officeooo:rsid="000a873c" officeooo:paragraph-rsid="0039b38a" style:font-size-asian="8pt" style:font-size-complex="8pt"/>
    </style:style>
    <style:style style:name="P11" style:family="paragraph" style:parent-style-name="Table_20_Contents">
      <style:text-properties style:text-position="0% 100%" fo:font-size="10pt" fo:font-weight="bold" officeooo:rsid="003bc75f" officeooo:paragraph-rsid="003bc75f" style:font-size-asian="8.75pt" style:font-weight-asian="bold" style:font-size-complex="10pt" style:font-weight-complex="bold"/>
    </style:style>
    <style:style style:name="P12" style:family="paragraph" style:parent-style-name="Table_20_Contents">
      <style:text-properties style:text-position="0% 100%" fo:font-size="10pt" fo:font-weight="bold" officeooo:rsid="007e075c" officeooo:paragraph-rsid="007e075c" style:font-size-asian="8.75pt" style:font-weight-asian="bold" style:font-size-complex="10pt" style:font-weight-complex="bold"/>
    </style:style>
    <style:style style:name="P13" style:family="paragraph" style:parent-style-name="Table_20_Contents">
      <style:paragraph-properties fo:line-height="100%"/>
      <style:text-properties officeooo:paragraph-rsid="00581315"/>
    </style:style>
    <style:style style:name="P14" style:family="paragraph" style:parent-style-name="Table_20_Contents">
      <style:paragraph-properties fo:line-height="100%"/>
      <style:text-properties style:font-name="Linux Biolinum G" fo:font-size="18pt" fo:font-weight="bold" officeooo:paragraph-rsid="00581315" style:font-size-asian="18pt" style:font-weight-asian="bold" style:font-size-complex="18pt" style:font-weight-complex="bold"/>
    </style:style>
    <style:style style:name="P15" style:family="paragraph" style:parent-style-name="Table_20_Contents">
      <style:text-properties style:font-name="Liberation Serif1" fo:font-size="10pt" fo:font-weight="normal" officeooo:rsid="003bc75f" officeooo:paragraph-rsid="00581315" style:font-size-asian="8.75pt" style:font-weight-asian="normal" style:font-size-complex="10pt" style:font-weight-complex="normal"/>
    </style:style>
    <style:style style:name="P16" style:family="paragraph" style:parent-style-name="Table_20_Contents">
      <style:text-properties style:font-name="Liberation Serif1" fo:font-size="10pt" fo:font-weight="normal" officeooo:paragraph-rsid="003509b7" style:font-size-asian="8.75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1b899d" officeooo:paragraph-rsid="003509b7" style:font-size-asian="8.75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6pt" officeooo:rsid="001b899d" officeooo:paragraph-rsid="003509b7" style:font-size-asian="5.25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1b899d" officeooo:paragraph-rsid="0054309c" style:font-size-asian="8.75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01bd869" officeooo:paragraph-rsid="0068e446" style:font-size-asian="8.75pt" style:font-size-complex="10pt"/>
    </style:style>
    <style:style style:name="P21" style:family="paragraph" style:parent-style-name="Table_20_Contents">
      <style:text-properties style:font-name="Liberation Serif1" fo:font-size="10pt" style:font-size-asian="8.75pt" style:font-size-complex="10pt"/>
    </style:style>
    <style:style style:name="P22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Liberation Serif1" fo:font-size="10pt" fo:letter-spacing="normal" fo:font-style="normal" fo:font-weight="bold" officeooo:rsid="008b8625" officeooo:paragraph-rsid="00a1ec1d" fo:background-color="transparent" style:font-size-asian="8.75pt" style:font-weight-asian="bold" style:font-size-complex="10pt" style:font-weight-complex="bold"/>
    </style:style>
    <style:style style:name="P23" style:family="paragraph" style:parent-style-name="Table_20_Contents">
      <style:text-properties style:font-name="Liberation Serif1" fo:font-size="6pt" fo:font-weight="bold" officeooo:rsid="003bc75f" officeooo:paragraph-rsid="00a1ec1d" style:font-size-asian="5.25pt" style:font-weight-asian="bold" style:font-size-complex="6pt" style:font-weight-complex="bold"/>
    </style:style>
    <style:style style:name="P24" style:family="paragraph" style:parent-style-name="Table_20_Contents">
      <style:text-properties style:font-name="Liberation Serif1" fo:font-size="6pt" fo:font-weight="bold" officeooo:rsid="003635b5" officeooo:paragraph-rsid="00a1ec1d" style:font-size-asian="5.25pt" style:font-weight-asian="bold" style:font-size-complex="6pt" style:font-weight-complex="bold"/>
    </style:style>
    <style:style style:name="P25" style:family="paragraph" style:parent-style-name="Table_20_Contents">
      <style:text-properties style:font-name="Liberation Serif1" fo:font-size="10pt" fo:font-weight="bold" officeooo:rsid="004870df" officeooo:paragraph-rsid="00a1ec1d" style:font-size-asian="8.75pt" style:font-weight-asian="bold" style:font-size-complex="10pt" style:font-weight-complex="bold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1" fo:font-size="10pt" fo:font-weight="bold" officeooo:rsid="003635b5" officeooo:paragraph-rsid="00a1ec1d" style:font-size-asian="8.75pt" style:font-weight-asian="bold" style:font-size-complex="10pt" style:font-weight-complex="bold"/>
    </style:style>
    <style:style style:name="P27" style:family="paragraph" style:parent-style-name="Table_20_Contents">
      <style:text-properties officeooo:paragraph-rsid="008b8625"/>
    </style:style>
    <style:style style:name="P28" style:family="paragraph" style:parent-style-name="Table_20_Contents">
      <style:text-properties style:font-name="Liberation Serif1" fo:font-size="10pt" fo:font-weight="bold" officeooo:rsid="008b8625" officeooo:paragraph-rsid="008b8625" style:font-size-asian="8.75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0pt" officeooo:rsid="001bd869" officeooo:paragraph-rsid="003bc75f" style:font-size-asian="8.75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officeooo:paragraph-rsid="008b8625"/>
    </style:style>
    <style:style style:name="P31" style:family="paragraph" style:parent-style-name="Table_20_Contents">
      <style:paragraph-properties fo:text-align="start" style:justify-single-word="false"/>
      <style:text-properties fo:font-size="10pt" officeooo:rsid="001bd869" officeooo:paragraph-rsid="00a1ec1d" style:font-size-asian="8.75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1" fo:font-size="10pt" fo:font-weight="normal" officeooo:rsid="001bd869" officeooo:paragraph-rsid="003bc75f" style:font-size-asian="8.75pt" style:font-weight-asian="normal" style:font-size-complex="10pt" style:font-weight-complex="normal"/>
    </style:style>
    <style:style style:name="P33" style:family="paragraph" style:parent-style-name="Table_20_Contents">
      <style:text-properties officeooo:paragraph-rsid="00a1ec1d"/>
    </style:style>
    <style:style style:name="P34" style:family="paragraph" style:parent-style-name="Table_20_Contents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P35" style:family="paragraph" style:parent-style-name="Table_20_Contents">
      <style:text-properties style:font-name="Liberation Serif1" fo:font-size="10pt" fo:font-weight="normal" officeooo:paragraph-rsid="0040364f" style:font-size-asian="8.75pt" style:font-weight-asian="normal" style:font-size-complex="10pt" style:font-weight-complex="normal"/>
    </style:style>
    <style:style style:name="P36" style:family="paragraph" style:parent-style-name="Table_20_Contents">
      <style:text-properties officeooo:paragraph-rsid="003bc75f"/>
    </style:style>
    <style:style style:name="P37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P3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fo:font-size="7pt" fo:font-weight="bold" officeooo:rsid="00687f71" officeooo:paragraph-rsid="007637ce" style:font-size-asian="7pt" style:font-weight-asian="bold" style:font-size-complex="7pt" style:font-weight-complex="bold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rsid="00687f71" officeooo:paragraph-rsid="007637ce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6pt" officeooo:rsid="00074357" officeooo:paragraph-rsid="00668fe4" style:font-size-asian="5.25pt" style:font-size-complex="6pt"/>
    </style:style>
    <style:style style:name="P41" style:family="paragraph" style:parent-style-name="Table_20_Contents">
      <style:paragraph-properties fo:text-align="start" style:justify-single-word="false"/>
      <style:text-properties fo:font-size="8pt" officeooo:rsid="0008d4ca" officeooo:paragraph-rsid="00668fe4" style:font-size-asian="8pt" style:font-size-complex="8pt"/>
    </style:style>
    <style:style style:name="P42" style:family="paragraph" style:parent-style-name="Table_20_Contents">
      <style:paragraph-properties fo:line-height="100%" fo:text-align="start" style:justify-single-word="false"/>
      <style:text-properties fo:font-size="8pt" officeooo:rsid="00440b42" officeooo:paragraph-rsid="00668fe4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text-position="0% 100%" fo:font-size="8pt" officeooo:rsid="000a873c" officeooo:paragraph-rsid="00668fe4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fo:font-size="8pt" officeooo:rsid="000a873c" officeooo:paragraph-rsid="00668fe4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fo:font-size="8pt" officeooo:paragraph-rsid="00668fe4" style:font-size-asian="8pt" style:font-size-complex="8pt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fo:font-size="8pt" officeooo:paragraph-rsid="008c7398" style:font-size-asian="8pt" style:font-size-complex="8pt"/>
    </style:style>
    <style:style style:name="P47" style:family="paragraph" style:parent-style-name="Standard">
      <style:text-properties fo:font-size="8pt" style:font-size-asian="8pt" style:font-size-complex="8pt"/>
    </style:style>
    <style:style style:name="P48" style:family="paragraph" style:parent-style-name="Standard">
      <style:text-properties fo:color="#000000" loext:opacity="100%" fo:font-size="8pt" style:font-size-asian="8pt" style:font-size-complex="8pt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8pt" style:font-size-asian="8pt" style:font-size-complex="8pt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fo:font-size="8pt" officeooo:rsid="00973a9e" officeooo:paragraph-rsid="00973a9e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officeooo:rsid="00074357" officeooo:paragraph-rsid="00668fe4"/>
    </style:style>
    <style:style style:name="P53" style:family="paragraph" style:parent-style-name="Table_20_Contents">
      <style:paragraph-properties fo:text-align="center" style:justify-single-word="false"/>
      <style:text-properties fo:font-size="6pt" officeooo:rsid="00074357" officeooo:paragraph-rsid="00668fe4" style:font-size-asian="6pt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text-position="0% 100%" style:font-name="Liberation Serif1" fo:font-size="8pt" officeooo:rsid="000a873c" officeooo:paragraph-rsid="00668fe4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1" fo:font-size="8pt" officeooo:rsid="000aeb6e" officeooo:paragraph-rsid="00668fe4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text-position="0% 100%" style:font-name="Liberation Serif1" fo:font-size="8pt" officeooo:rsid="000aeb6e" officeooo:paragraph-rsid="00668fe4" style:font-size-asian="8pt" style:font-size-complex="8pt"/>
    </style:style>
    <style:style style:name="P5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df21" officeooo:paragraph-rsid="00668fe4" style:font-size-asian="8pt" style:font-size-complex="8pt"/>
    </style:style>
    <style:style style:name="P5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668fe4" style:font-size-asian="8pt" style:font-size-complex="8pt"/>
    </style:style>
    <style:style style:name="P59" style:family="paragraph" style:parent-style-name="Table_20_Contents">
      <style:paragraph-properties fo:line-height="100%" fo:text-align="start" style:justify-single-word="false"/>
      <style:text-properties fo:font-size="8pt" officeooo:rsid="00987dda" officeooo:paragraph-rsid="00987dda" style:font-size-asian="8pt" style:font-size-complex="8pt"/>
    </style:style>
    <style:style style:name="P6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57f99" officeooo:paragraph-rsid="00957f99" style:font-size-asian="8pt" style:font-size-complex="8pt"/>
    </style:style>
    <style:style style:name="P61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87dda" officeooo:paragraph-rsid="00987dda" style:font-size-asian="8pt" style:font-size-complex="8pt"/>
    </style:style>
    <style:style style:name="P62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fo:font-weight="normal" officeooo:rsid="008cf68e" officeooo:paragraph-rsid="008cf68e" style:font-size-asian="8pt" style:font-size-complex="8pt"/>
    </style:style>
    <style:style style:name="P6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f6fb4" officeooo:paragraph-rsid="008cf68e" style:font-size-asian="8pt" style:font-size-complex="8pt"/>
    </style:style>
    <style:style style:name="P64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3998" officeooo:paragraph-rsid="00668fe4" style:font-size-asian="8pt" style:font-size-complex="8pt"/>
    </style:style>
    <style:style style:name="P65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officeooo:rsid="008cf68e" officeooo:paragraph-rsid="008cf68e" style:font-size-asian="8pt" style:font-size-complex="8pt"/>
    </style:style>
    <style:style style:name="P6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2cf859" officeooo:paragraph-rsid="00668fe4" style:font-size-asian="8pt" style:font-size-complex="8pt"/>
    </style:style>
    <style:style style:name="P6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79bb34" officeooo:paragraph-rsid="0079bb34" style:font-size-asian="8pt" style:font-size-complex="8pt"/>
    </style:style>
    <style:style style:name="P6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8cf68e" officeooo:paragraph-rsid="008cf68e" style:font-size-asian="8pt" style:font-size-complex="8pt"/>
    </style:style>
    <style:style style:name="P69" style:family="paragraph" style:parent-style-name="Table_20_Contents">
      <style:paragraph-properties fo:line-height="100%" fo:text-align="start" style:justify-single-word="false"/>
      <style:text-properties officeooo:paragraph-rsid="00668fe4"/>
    </style:style>
    <style:style style:name="P7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73e8c" officeooo:paragraph-rsid="00673e8c" style:font-size-asian="8pt" style:font-size-complex="8pt"/>
    </style:style>
    <style:style style:name="P71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68fe4" officeooo:paragraph-rsid="00668fe4" style:font-size-asian="8pt" style:font-size-complex="8pt"/>
    </style:style>
    <style:style style:name="P72" style:family="paragraph" style:parent-style-name="Standard">
      <style:paragraph-properties fo:line-height="100%" fo:text-align="start" style:justify-single-word="false"/>
      <style:text-properties officeooo:rsid="008cf68e" officeooo:paragraph-rsid="008cf68e"/>
    </style:style>
    <style:style style:name="P73" style:family="paragraph" style:parent-style-name="Table_20_Contents">
      <style:paragraph-properties fo:text-align="center" style:justify-single-word="false"/>
      <style:text-properties fo:font-size="8pt" officeooo:rsid="000b2db7" officeooo:paragraph-rsid="00668fe4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fo:font-size="8pt" officeooo:paragraph-rsid="00668fe4" style:font-size-asian="8pt" style:font-size-complex="8pt"/>
    </style:style>
    <style:style style:name="P75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668fe4" style:font-size-asian="8pt" style:font-size-complex="8pt"/>
    </style:style>
    <style:style style:name="P76" style:family="paragraph" style:parent-style-name="Table_20_Contents">
      <style:paragraph-properties fo:text-align="center" style:justify-single-word="false"/>
      <style:text-properties officeooo:rsid="008ee9eb" officeooo:paragraph-rsid="008ee9eb"/>
    </style:style>
    <style:style style:name="P77" style:family="paragraph" style:parent-style-name="Table_20_Contents">
      <style:paragraph-properties fo:text-align="center" style:justify-single-word="false"/>
      <style:text-properties fo:font-size="8pt" officeooo:rsid="008ee9eb" officeooo:paragraph-rsid="008ee9eb" style:font-size-asian="8pt" style:font-size-complex="8pt"/>
    </style:style>
    <style:style style:name="P78" style:family="paragraph" style:parent-style-name="Table_20_Contents">
      <style:paragraph-properties fo:line-height="150%" fo:text-align="start" style:justify-single-word="false"/>
      <style:text-properties officeooo:paragraph-rsid="00668fe4"/>
    </style:style>
    <style:style style:name="P79" style:family="paragraph" style:parent-style-name="Table_20_Contents">
      <style:text-properties fo:font-size="8pt" officeooo:rsid="000cf61d" officeooo:paragraph-rsid="00668fe4" style:font-size-asian="8pt" style:font-size-complex="8pt"/>
    </style:style>
    <style:style style:name="P80" style:family="paragraph" style:parent-style-name="Table_20_Contents">
      <style:text-properties fo:font-size="8pt" officeooo:rsid="000dbb3d" officeooo:paragraph-rsid="00668fe4" style:font-size-asian="8pt" style:font-size-complex="8pt"/>
    </style:style>
    <style:style style:name="P81" style:family="paragraph" style:parent-style-name="Table_20_Contents">
      <style:paragraph-properties fo:text-align="center" style:justify-single-word="false"/>
      <style:text-properties fo:font-size="8pt" officeooo:rsid="000cf61d" officeooo:paragraph-rsid="00668fe4" style:font-size-asian="8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style:text-position="0% 100%" fo:font-size="8pt" officeooo:rsid="009187f2" officeooo:paragraph-rsid="009187f2" style:font-size-asian="8pt" style:font-size-complex="8pt"/>
    </style:style>
    <style:style style:name="P83" style:family="paragraph" style:parent-style-name="Table_20_Contents">
      <style:paragraph-properties fo:text-align="center" style:justify-single-word="false"/>
      <style:text-properties fo:font-size="8pt" officeooo:rsid="009187f2" officeooo:paragraph-rsid="009187f2" style:font-size-asian="8pt" style:font-size-complex="8pt"/>
    </style:style>
    <style:style style:name="P84" style:family="paragraph" style:parent-style-name="Table_20_Contents">
      <style:paragraph-properties fo:line-height="100%" fo:text-align="start" style:justify-single-word="false"/>
      <style:text-properties style:text-position="0% 100%" fo:font-size="6pt" officeooo:rsid="000cf61d" officeooo:paragraph-rsid="00668fe4" style:font-size-asian="5.25pt" style:font-size-complex="6pt"/>
    </style:style>
    <style:style style:name="P85" style:family="paragraph" style:parent-style-name="Table_20_Contents">
      <style:paragraph-properties fo:line-height="115%" fo:text-align="start" style:justify-single-word="false"/>
      <style:text-properties style:text-position="0% 100%" fo:font-size="8pt" officeooo:rsid="000cf61d" officeooo:paragraph-rsid="00668fe4" style:font-size-asian="8pt" style:font-size-complex="8pt"/>
    </style:style>
    <style:style style:name="P86" style:family="paragraph" style:parent-style-name="Text_20_body">
      <style:paragraph-properties fo:margin-top="0cm" fo:margin-bottom="0cm" style:contextual-spacing="false"/>
      <style:text-properties style:font-name="Liberation Serif1" fo:font-size="8pt" fo:font-weight="normal" officeooo:rsid="0047fd6f" officeooo:paragraph-rsid="00668fe4" style:font-size-asian="8pt" style:font-weight-asian="normal" style:font-size-complex="8pt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Liberation Serif1" fo:font-size="8pt" fo:font-weight="normal" officeooo:rsid="0047fd6f" officeooo:paragraph-rsid="00668fe4" style:font-size-asian="8pt" style:font-weight-asian="normal" style:font-size-complex="8pt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Liberation Serif1" fo:font-size="8pt" officeooo:rsid="000dbb3d" officeooo:paragraph-rsid="00668fe4" style:font-size-asian="8pt" style:font-size-complex="8pt"/>
    </style:style>
    <style:style style:name="P8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Liberation Serif1" fo:font-size="8pt" fo:font-weight="normal" officeooo:rsid="0047fd6f" officeooo:paragraph-rsid="00668fe4" style:font-size-asian="8pt" style:font-weight-asian="normal" style:font-size-complex="8pt" style:font-weight-complex="normal"/>
    </style:style>
    <style:style style:name="P90" style:family="paragraph" style:parent-style-name="Standard">
      <style:paragraph-properties fo:text-align="center" style:justify-single-word="false"/>
      <style:text-properties fo:font-size="8pt" officeooo:rsid="009187f2" officeooo:paragraph-rsid="009187f2" style:font-size-asian="8pt" style:font-size-complex="8pt"/>
    </style:style>
    <style:style style:name="P91" style:family="paragraph" style:parent-style-name="Standard">
      <style:paragraph-properties fo:text-align="center" style:justify-single-word="false"/>
      <style:text-properties fo:font-size="8pt" officeooo:rsid="00369424" officeooo:paragraph-rsid="0074837b" style:font-size-asian="8pt" style:font-size-complex="8pt"/>
    </style:style>
    <style:style style:name="P92" style:family="paragraph" style:parent-style-name="Standard">
      <style:paragraph-properties fo:text-align="center" style:justify-single-word="false"/>
      <style:text-properties fo:font-size="8pt" officeooo:rsid="00369424" officeooo:paragraph-rsid="007adb5d" style:font-size-asian="8pt" style:font-size-complex="8pt"/>
    </style:style>
    <style:style style:name="P93" style:family="paragraph" style:parent-style-name="Standard">
      <style:paragraph-properties fo:line-height="150%"/>
      <style:text-properties style:text-position="0% 100%" style:font-name="Liberation Serif" fo:font-size="8pt" officeooo:rsid="004b82ae" officeooo:paragraph-rsid="00668fe4" fo:background-color="transparent" style:font-size-asian="8pt" style:font-size-complex="8pt"/>
    </style:style>
    <style:style style:name="P94" style:family="paragraph" style:parent-style-name="Standard">
      <style:paragraph-properties fo:line-height="150%" fo:text-align="start" style:justify-single-word="false"/>
      <style:text-properties fo:font-size="8pt" officeooo:rsid="004b82ae" officeooo:paragraph-rsid="00668fe4" fo:background-color="transparent" style:font-size-asian="8pt" style:font-size-complex="8pt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6pt" officeooo:rsid="00199544" officeooo:paragraph-rsid="00668fe4" style:font-size-asian="5.25pt" style:font-size-complex="6pt"/>
    </style:style>
    <style:style style:name="T1" style:family="text">
      <style:text-properties style:text-position="0% 100%" officeooo:rsid="00357934"/>
    </style:style>
    <style:style style:name="T2" style:family="text">
      <style:text-properties style:text-position="0% 100%" officeooo:rsid="003bc75f"/>
    </style:style>
    <style:style style:name="T3" style:family="text">
      <style:text-properties style:text-position="0% 100%" officeooo:rsid="00395508"/>
    </style:style>
    <style:style style:name="T4" style:family="text">
      <style:text-properties style:text-position="0% 100%" officeooo:rsid="0039b38a"/>
    </style:style>
    <style:style style:name="T5" style:family="text">
      <style:text-properties style:text-position="0% 100%" fo:font-weight="normal" officeooo:rsid="003bc75f" style:font-size-asian="10pt" style:font-weight-asian="normal" style:font-weight-complex="normal"/>
    </style:style>
    <style:style style:name="T6" style:family="text">
      <style:text-properties style:text-position="0% 100%" fo:font-weight="normal" officeooo:rsid="00199544" style:font-size-asian="10pt" style:font-weight-asian="normal" style:font-weight-complex="normal"/>
    </style:style>
    <style:style style:name="T7" style:family="text">
      <style:text-properties officeooo:rsid="008b8625"/>
    </style:style>
    <style:style style:name="T8" style:family="text"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7637ce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54309c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222222" loext:opacity="100%" style:font-name="Liberation Serif1" fo:font-size="13pt" fo:letter-spacing="normal" fo:font-style="normal" officeooo:rsid="0054309c" style:font-size-asian="13pt" style:font-size-complex="13pt"/>
    </style:style>
    <style:style style:name="T12" style:family="text">
      <style:text-properties fo:font-variant="normal" fo:text-transform="none" fo:color="#222222" loext:opacity="100%" style:font-name="Liberation Serif1" fo:font-size="10pt" fo:letter-spacing="normal" fo:font-style="normal" officeooo:rsid="00581315" style:font-size-asian="10pt" style:font-size-complex="10pt"/>
    </style:style>
    <style:style style:name="T13" style:family="text">
      <style:text-properties officeooo:rsid="001bd869"/>
    </style:style>
    <style:style style:name="T14" style:family="text">
      <style:text-properties officeooo:rsid="00687f71"/>
    </style:style>
    <style:style style:name="T15" style:family="text">
      <style:text-properties fo:font-variant="normal" fo:text-transform="none" fo:color="#000000" loext:opacity="100%" fo:letter-spacing="normal" fo:font-style="normal" officeooo:rsid="008b8625" fo:background-color="transparent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style:font-name="Liberation Serif1" fo:font-size="9pt" fo:font-weight="bold" style:font-size-asian="9pt" style:font-weight-asian="bold" style:font-size-complex="9pt" style:font-weight-complex="bold"/>
    </style:style>
    <style:style style:name="T18" style:family="text">
      <style:text-properties style:font-name="Liberation Serif1" fo:font-size="9pt" fo:font-weight="bold" officeooo:rsid="003bc75f" style:font-size-asian="9pt" style:font-weight-asian="bold" style:font-size-complex="9pt" style:font-weight-complex="bold"/>
    </style:style>
    <style:style style:name="T19" style:family="text">
      <style:text-properties style:font-name="Liberation Serif1" fo:font-size="10pt" fo:font-weight="bold" officeooo:rsid="003bc75f" style:font-size-asian="10pt" style:font-weight-asian="bold" style:font-size-complex="10pt" style:font-weight-complex="bold"/>
    </style:style>
    <style:style style:name="T20" style:family="text">
      <style:text-properties style:font-name="Liberation Serif1" fo:font-size="10pt" fo:font-weight="bold" officeooo:rsid="008b8625" style:font-size-asian="8.75pt" style:font-weight-asian="bold" style:font-size-complex="10pt" style:font-weight-complex="bold"/>
    </style:style>
    <style:style style:name="T21" style:family="text">
      <style:text-properties style:font-name="Liberation Serif1" fo:font-size="10pt" fo:font-weight="bold" officeooo:rsid="00392caa" style:font-size-asian="10pt" style:font-weight-asian="bold" style:font-size-complex="10pt" style:font-weight-complex="bold"/>
    </style:style>
    <style:style style:name="T22" style:family="text">
      <style:text-properties style:font-name="Liberation Serif1" fo:font-size="10pt" fo:font-weight="bold" officeooo:rsid="0058ae99" style:font-size-asian="10pt" style:font-weight-asian="bold" style:font-size-complex="10pt" style:font-weight-complex="bold"/>
    </style:style>
    <style:style style:name="T23" style:family="text">
      <style:text-properties fo:font-size="10pt" officeooo:rsid="001bd869" style:font-size-asian="8.75pt" style:font-size-complex="10pt"/>
    </style:style>
    <style:style style:name="T24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8.75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79bb34" style:font-size-asian="8.75pt" style:font-weight-asian="bold" style:font-size-complex="10pt" style:font-weight-complex="bold"/>
    </style:style>
    <style:style style:name="T26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5db4ac" style:font-size-asian="8.75pt" style:font-weight-asian="bold" style:font-size-complex="10pt" style:font-weight-complex="bold"/>
    </style:style>
    <style:style style:name="T27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10pt" style:font-weight-asian="bold" style:font-size-complex="10pt" style:font-weight-complex="bold"/>
    </style:style>
    <style:style style:name="T28" style:family="text">
      <style:text-properties fo:font-weight="bold" officeooo:rsid="003bc75f" style:font-weight-asian="bold" style:font-weight-complex="bold"/>
    </style:style>
    <style:style style:name="T29" style:family="text">
      <style:text-properties fo:font-weight="bold" officeooo:rsid="008b8625" style:font-size-asian="10pt" style:font-weight-asian="bold" style:font-weight-complex="bold"/>
    </style:style>
    <style:style style:name="T30" style:family="text">
      <style:text-properties style:font-name="Liberation Serif1" fo:font-weight="bold" officeooo:rsid="008b8625" style:font-weight-asian="bold" style:font-weight-complex="bold"/>
    </style:style>
    <style:style style:name="T31" style:family="text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T32" style:family="text">
      <style:text-properties style:font-name="Liberation Serif1" fo:font-size="10pt" fo:font-weight="bold" officeooo:rsid="007adb5d" style:font-size-asian="8.75pt" style:font-weight-asian="bold" style:font-size-complex="10pt" style:font-weight-complex="bold"/>
    </style:style>
    <style:style style:name="T33" style:family="text">
      <style:text-properties style:font-name="Liberation Serif1" fo:font-size="10pt" fo:font-weight="bold" style:font-size-asian="8.75pt" style:font-weight-asian="bold" style:font-size-complex="10pt" style:font-weight-complex="bold"/>
    </style:style>
    <style:style style:name="T34" style:family="text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35" style:family="text">
      <style:text-properties style:font-name="Liberation Serif1" fo:font-size="10pt" fo:font-weight="normal" officeooo:rsid="0054309c" style:font-size-asian="8.75pt" style:font-weight-asian="normal" style:font-size-complex="10pt" style:font-weight-complex="normal"/>
    </style:style>
    <style:style style:name="T36" style:family="text">
      <style:text-properties style:font-name="Liberation Serif1" officeooo:rsid="00354b42"/>
    </style:style>
    <style:style style:name="T37" style:family="text">
      <style:text-properties officeooo:rsid="002c4f73"/>
    </style:style>
    <style:style style:name="T38" style:family="text">
      <style:text-properties style:text-position="super 58%"/>
    </style:style>
    <style:style style:name="T39" style:family="text">
      <style:text-properties style:text-position="0% 100%" officeooo:rsid="000a873c"/>
    </style:style>
    <style:style style:name="T40" style:family="text">
      <style:text-properties style:text-position="0% 100%"/>
    </style:style>
    <style:style style:name="T41" style:family="text">
      <style:text-properties style:text-position="0% 100%" officeooo:rsid="002c4f73"/>
    </style:style>
    <style:style style:name="T42" style:family="text">
      <style:text-properties fo:color="#000000" loext:opacity="100%" fo:font-size="8pt" style:font-size-asian="8pt" style:font-size-complex="8pt"/>
    </style:style>
    <style:style style:name="T43" style:family="text">
      <style:text-properties fo:color="#000000" loext:opacity="100%"/>
    </style:style>
    <style:style style:name="T44" style:family="text">
      <style:text-properties officeooo:rsid="000aeb6e"/>
    </style:style>
    <style:style style:name="T45" style:family="text">
      <style:text-properties style:font-name="Liberation Serif1" fo:font-size="8pt" officeooo:rsid="007637ce" style:font-size-asian="8pt" style:font-size-complex="8pt"/>
    </style:style>
    <style:style style:name="T46" style:family="text">
      <style:text-properties style:font-name="Liberation Serif1" fo:font-size="8pt" style:font-size-asian="8pt" style:font-size-complex="8pt"/>
    </style:style>
    <style:style style:name="T47" style:family="text">
      <style:text-properties officeooo:rsid="00987dda"/>
    </style:style>
    <style:style style:name="T48" style:family="text">
      <style:text-properties fo:font-variant="normal" fo:text-transform="none" fo:color="#000000" loext:opacity="100%" fo:letter-spacing="normal" fo:font-style="normal" fo:font-weight="normal" officeooo:rsid="008cf68e"/>
    </style:style>
    <style:style style:name="T49" style:family="text">
      <style:text-properties fo:font-variant="normal" fo:text-transform="none" fo:color="#000000" loext:opacity="100%" fo:letter-spacing="normal" fo:font-style="normal" fo:font-weight="normal"/>
    </style:style>
    <style:style style:name="T50" style:family="text">
      <style:text-properties officeooo:rsid="00995fea"/>
    </style:style>
    <style:style style:name="T51" style:family="text">
      <style:text-properties style:font-name="Liberation Serif1" fo:font-size="8pt" officeooo:rsid="008cf68e" style:font-size-asian="8pt" style:font-size-complex="8pt"/>
    </style:style>
    <style:style style:name="T52" style:family="text">
      <style:text-properties style:font-name="Liberation Serif1" fo:font-size="8pt" officeooo:rsid="00995fea" style:font-size-asian="8pt" style:font-size-complex="8pt"/>
    </style:style>
    <style:style style:name="T53" style:family="text">
      <style:text-properties officeooo:rsid="008cf68e"/>
    </style:style>
    <style:style style:name="T54" style:family="text">
      <style:text-properties style:text-position="0% 100%" style:font-name="Liberation Serif1" fo:font-size="8pt" officeooo:rsid="0086279b" style:font-size-asian="8pt" style:font-size-complex="8pt" loext:padding="0cm" loext:border="none"/>
    </style:style>
    <style:style style:name="T55" style:family="text">
      <style:text-properties style:text-position="0% 100%" style:font-name="Liberation Serif1" fo:font-size="8pt" style:font-size-asian="8pt" style:font-size-complex="8pt" loext:padding="0cm" loext:border="none"/>
    </style:style>
    <style:style style:name="T56" style:family="text">
      <style:text-properties style:text-position="0% 100%" style:font-name="Liberation Serif1" fo:font-size="8pt" officeooo:rsid="00995fea" style:font-size-asian="8pt" style:font-size-complex="8pt" loext:padding="0cm" loext:border="none"/>
    </style:style>
    <style:style style:name="T57" style:family="text">
      <style:text-properties officeooo:rsid="0025eb9b"/>
    </style:style>
    <style:style style:name="T58" style:family="text">
      <style:text-properties officeooo:rsid="000b2db7"/>
    </style:style>
    <style:style style:name="T59" style:family="text">
      <style:text-properties style:text-position="sub 58%" officeooo:rsid="000b2db7"/>
    </style:style>
    <style:style style:name="T60" style:family="text">
      <style:text-properties style:text-position="0% 100%" officeooo:rsid="0025eb9b"/>
    </style:style>
    <style:style style:name="T61" style:family="text">
      <style:text-properties style:text-position="0% 100%" officeooo:rsid="000b2db7"/>
    </style:style>
    <style:style style:name="T62" style:family="text">
      <style:text-properties style:text-position="sub 58%"/>
    </style:style>
    <style:style style:name="T63" style:family="text">
      <style:text-properties fo:font-size="8pt" officeooo:rsid="0086bb75" style:font-size-asian="8pt" style:font-size-complex="8pt"/>
    </style:style>
    <style:style style:name="T64" style:family="text">
      <style:text-properties fo:font-size="8pt" style:font-size-asian="8pt" style:font-size-complex="8pt"/>
    </style:style>
    <style:style style:name="T65" style:family="text">
      <style:text-properties fo:font-size="8pt" officeooo:rsid="00995fea" style:font-size-asian="8pt" style:font-size-complex="8pt"/>
    </style:style>
    <style:style style:name="T66" style:family="text">
      <style:text-properties fo:font-size="8pt" officeooo:rsid="00428fd7" style:font-size-asian="8pt" style:font-size-complex="8pt"/>
    </style:style>
    <style:style style:name="T67" style:family="text">
      <style:text-properties fo:font-size="8pt" officeooo:rsid="002c4f73" style:font-size-asian="8pt" style:font-size-complex="8pt"/>
    </style:style>
    <style:style style:name="T68" style:family="text">
      <style:text-properties fo:font-size="8pt" officeooo:rsid="00428fd7" fo:background-color="transparent" loext:char-shading-value="0" style:font-size-asian="8pt" style:font-size-complex="8pt"/>
    </style:style>
    <style:style style:name="T69" style:family="text">
      <style:text-properties fo:font-size="8pt" officeooo:rsid="008ee9eb" fo:background-color="transparent" loext:char-shading-value="0" style:font-size-asian="8pt" style:font-size-complex="8pt"/>
    </style:style>
    <style:style style:name="T70" style:family="text">
      <style:text-properties fo:font-size="8pt" officeooo:rsid="0099738a" fo:background-color="transparent" loext:char-shading-value="0" style:font-size-asian="8pt" style:font-size-complex="8pt"/>
    </style:style>
    <style:style style:name="T71" style:family="text">
      <style:text-properties fo:font-size="8pt" officeooo:rsid="0055a9ca" fo:background-color="transparent" loext:char-shading-value="0" style:font-size-asian="8pt" style:font-size-complex="8pt"/>
    </style:style>
    <style:style style:name="T72" style:family="text">
      <style:text-properties style:text-position="0% 100%" officeooo:rsid="001a105c"/>
    </style:style>
    <style:style style:name="T73" style:family="text">
      <style:text-properties officeooo:rsid="004dcfba"/>
    </style:style>
    <style:style style:name="T74" style:family="text">
      <style:text-properties fo:font-weight="normal" officeooo:rsid="0047fd6f" style:font-weight-asian="normal" style:font-weight-complex="normal"/>
    </style:style>
    <style:style style:name="T75" style:family="text">
      <style:text-properties officeooo:rsid="00408212"/>
    </style:style>
    <style:style style:name="T76" style:family="text">
      <style:text-properties style:font-name="Liberation Serif"/>
    </style:style>
    <style:style style:name="T77" style:family="text">
      <style:text-properties style:font-name="Liberation Serif" fo:background-color="#ffffff" loext:char-shading-value="0"/>
    </style:style>
    <style:style style:name="T78" style:family="text">
      <style:text-properties style:font-name="Liberation Serif" fo:font-weight="bold" officeooo:rsid="00408212" fo:background-color="#ffffff" loext:char-shading-value="0" style:font-weight-asian="bold" style:font-weight-complex="bold"/>
    </style:style>
    <style:style style:name="T79" style:family="text">
      <style:text-properties style:font-name="Liberation Serif" officeooo:rsid="00440b42" fo:background-color="#ffffff" loext:char-shading-value="0"/>
    </style:style>
    <style:style style:name="T80" style:family="text">
      <style:text-properties style:text-position="0% 100%" style:font-name="Liberation Serif"/>
    </style:style>
    <style:style style:name="T81" style:family="text">
      <style:text-properties style:text-position="0% 100%" style:font-name="Liberation Serif" fo:font-weight="bold" officeooo:rsid="00408212" fo:background-color="#ffffff" loext:char-shading-value="0" style:font-weight-asian="bold" style:font-weight-complex="bold"/>
    </style:style>
    <style:style style:name="T82" style:family="text">
      <style:text-properties style:text-position="0% 100%" style:font-name="Liberation Serif" fo:background-color="#ffffff" loext:char-shading-value="0"/>
    </style:style>
    <style:style style:name="T83" style:family="text">
      <style:text-properties style:text-position="0% 100%" style:font-name="Liberation Serif" fo:font-size="9pt" fo:background-color="#ffffff" loext:char-shading-value="0" style:font-size-asian="9pt" style:font-size-complex="9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/>
            <text:p text:style-name="P2"/>
            <text:p text:style-name="P3"/>
            <text:p text:style-name="P4"><text:span text:style-name="T1">5</text:span><text:span text:style-name="T2">0</text:span><text:span text:style-name="T1">. <text:s text:c="2"/>Remarks:</text:span><text:span text:style-name="T3"> <text:s text:c="2"/></text:span><text:span text:style-name="T4"><text:s/></text:span></text:p>
            <text:p text:style-name="P5">-</text:p>
            <text:p text:style-name="P5">-</text:p>
            <text:p text:style-name="P5">-</text:p>
            <text:p text:style-name="P5">- </text:p>
            <text:p text:style-name="P6">-</text:p>
            <text:p text:style-name="P7">Alternative Types:</text:p>
            <text:p text:style-name="P8">-</text:p>
            <text:p text:style-name="P8">-</text:p>
            <text:p text:style-name="P8">-</text:p>
            <text:p text:style-name="P9">-</text:p>
            <text:p text:style-name="P4"><text:span text:style-name="T5">51. <text:s text:c="2"/></text:span><text:span text:style-name="T6">Esemptions:</text:span><text:span text:style-name="T4"> <text:s text:c="5"/></text:span></text:p>
            <text:p text:style-name="P10"><text:s text:c="4"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2">CdS-<text:span text:style-name="T7">****</text:span>/0<text:span text:style-name="T7">*</text:span></text:p>
          </table:table-cell>
          <table:table-cell table:style-name="Tabella1.B1" office:value-type="string">
            <text:p text:style-name="P13"><text:span text:style-name="T8"><text:s text:c="2"/></text:span><text:span text:style-name="T9">CdS</text:span><text:span text:style-name="T10"> – DATA SHEET </text:span></text:p>
            <text:p text:style-name="P14"><text:span text:style-name="T11"><text:s text:c="3"/></text:span><text:span text:style-name="T12">for <text:s/>complete vehicles.</text:span></text:p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office:value-type="string">
                  <text:p text:style-name="P15"/>
                  <text:p text:style-name="P16"/>
                  <text:p text:style-name="P17">0.1. <text:s text:c="2"/>Make:</text:p>
                  <text:p text:style-name="P18"/>
                  <text:p text:style-name="P17">0.2. <text:s text:c="2"/>Type:</text:p>
                  <text:p text:style-name="P18"/>
                  <text:p text:style-name="P17"><text:s text:c="9"/>Variant:</text:p>
                  <text:p text:style-name="P18"/>
                  <text:p text:style-name="P17"><text:s text:c="9"/>Version:</text:p>
                  <text:p text:style-name="P17"/>
                  <text:p text:style-name="P17">0.2.1. Commercial name (s):</text:p>
                  <text:p text:style-name="P18"/>
                  <text:p text:style-name="P17">0.4. <text:s text:c="3"/>Category:</text:p>
                  <text:p text:style-name="P18"/>
                  <text:p text:style-name="P19">0.5. <text:s text:c="3"/>Name and address of <text:s/>manufacturer</text:p>
                  <text:p text:style-name="P17"><text:s text:c="10"/>of the <text:span text:style-name="T13">base vehicle:</text:span></text:p>
                  <text:p text:style-name="P17"/>
                  <text:p text:style-name="P20">0.6. <text:s text:c="2"/><text:span text:style-name="T14">Manufacturer address</text:span>:</text:p>
                </table:table-cell>
                <table:table-cell table:style-name="Tabella2.A1" office:value-type="string">
                  <text:p text:style-name="P21"/>
                  <text:p text:style-name="P21"/>
                  <text:p text:style-name="P22">COMPLETE</text:p>
                  <text:p text:style-name="P23"/>
                  <text:p text:style-name="P22">COMPLETE</text:p>
                  <text:p text:style-name="P24"/>
                  <text:p text:style-name="P22">COMPLETE</text:p>
                  <text:p text:style-name="P24"/>
                  <text:p text:style-name="P22">COMPLETE</text:p>
                  <text:p text:style-name="P25"/>
                  <text:p text:style-name="P22">COMPLETE</text:p>
                  <text:p text:style-name="P24"/>
                  <text:p text:style-name="P22">COMPLETE</text:p>
                  <text:p text:style-name="P24"/>
                  <text:p text:style-name="P26"><text:span text:style-name="T15">COMPLETE</text:span><text:span text:style-name="T16"> </text:span></text:p>
                </table:table-cell>
              </table:table-row>
            </table:table>
            <text:p text:style-name="P27"><text:span text:style-name="T17"><text:s text:c="2"/></text:span><text:span text:style-name="T18"><text:s text:c="10"/></text:span><text:span text:style-name="T19"><text:s text:c="7"/></text:span><text:span text:style-name="T20">COMPLETE</text:span><text:span text:style-name="T21"><text:line-break/></text:span><text:span text:style-name="T22"> <text:s text:c="17"/></text:span><text:span text:style-name="T20">COMPLETE</text:span></text:p>
            <text:p text:style-name="P28"><text:s text:c="18"/>COMPLETE</text:p>
            <text:p text:style-name="P29"/>
            <text:p text:style-name="P30"><text:span text:style-name="T23"><text:s text:c="3"/>Vehicle identification number: </text:span><text:span text:style-name="T20">COMPLETE</text:span><text:span text:style-name="T24"> </text:span><text:span text:style-name="T25"><text:s/></text:span><text:span text:style-name="T24"><text:s text:c="5"/></text:span><text:span text:style-name="T26"><text:s/></text:span><text:span text:style-name="T24"><text:s text:c="2"/></text:span><text:span text:style-name="T27"><text:s/></text:span><text:span text:style-name="T24"><text:s/></text:span><text:span text:style-name="T27"><text:s/></text:span><text:span text:style-name="T28"><text:s/></text:span></text:p>
            <text:p text:style-name="P31"><text:s text:c="3"/>Location of the Vehicle Identification Number: <text:span text:style-name="T29"><text:s/></text:span><text:span text:style-name="T30">COMPLETE</text:span></text:p>
            <text:p text:style-name="P32"/>
            <text:p text:style-name="P33"><text:span text:style-name="T31"><text:s text:c="3"/>with the implication </text:span><text:span text:style-name="T20">COMPLETE</text:span><text:span text:style-name="T32"> </text:span><text:span text:style-name="T33"><text:s/></text:span><text:span text:style-name="T31">on </text:span><text:span text:style-name="T20">COMPLETE</text:span></text:p>
            <text:p text:style-name="P34"><text:s text:c="3"/>type described in all respects.</text:p>
            <text:p text:style-name="P34"/>
            <text:p text:style-name="P35"><text:s/></text:p>
            <text:p text:style-name="P34"/>
            <text:p text:style-name="P36"><text:span text:style-name="T34"><text:s text:c="28"/></text:span><text:span text:style-name="T35"><text:s text:c="82"/></text:span><text:span text:style-name="T34"><text:s/>Date: </text:span><text:span text:style-name="T20">COMPLETE</text:span></text:p>
            <text:p text:style-name="P34"><draw:frame draw:style-name="fr1" draw:name="Marco2" text:anchor-type="paragraph" svg:x="0.88cm" svg:y="0.307cm" svg:width="3.752cm" draw:z-index="0"><draw:text-box fo:min-height="3.482cm"><text:p text:style-name="Frame_20_contents"/></draw:text-box></draw:frame></text:p>
            <text:p text:style-name="P34"/>
            <text:p text:style-name="P37"/>
          </table:table-cell>
        </table:table-row>
      </table:table>
      <text:p text:style-name="P38"><text:s text:c="227"/>The data on this document is obtained from a database search. The information may differ from the state of vehicle. <text:s text:c="29"/></text:p>
      <text:p text:style-name="P39"><text:s text:c="227"/>No physical inspection of the vehicle was performed.</text:p>
      <table:table table:name="Tabella3" table:style-name="Tabella3">
        <table:table-column table:style-name="Tabella3.A"/>
        <table:table-column table:style-name="Tabella3.B"/>
        <text:soft-page-break/>
        <table:table-row table:style-name="Tabella3.1">
          <table:table-cell table:style-name="Tabella3.A1" office:value-type="string">
            <text:p text:style-name="P40"/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office:value-type="string">
                  <text:p text:style-name="P41">1. <text:s text:c="3"/>Number of axles / wheels:</text:p>
                  <text:p text:style-name="P41"/>
                  <text:p text:style-name="P41">2. <text:s text:c="3"/>Powered axles:</text:p>
                  <text:p text:style-name="P41"/>
                  <text:p text:style-name="P41">3. <text:s text:c="3"/>Wheelbase :(mm)</text:p>
                  <text:p text:style-name="P41"/>
                  <text:p text:style-name="P41">5. <text:s text:c="3"/>Axle(s) track – 1/ 2: (mm)</text:p>
                  <text:p text:style-name="P41"/>
                  <text:p text:style-name="P41">6.1. <text:s/>Length:(mm)</text:p>
                  <text:p text:style-name="P41"/>
                  <text:p text:style-name="P41">7.1. <text:s/>Width:(mm)</text:p>
                  <text:p text:style-name="P41"/>
                  <text:p text:style-name="P41">8. <text:s text:c="4"/>Height:(mm)</text:p>
                  <text:p text:style-name="P41"/>
                  <text:p text:style-name="P41">11. <text:s text:c="2"/>Rear overhang:(mm)</text:p>
                  <text:p text:style-name="P41"/>
                  <text:p text:style-name="P41">12.1. Mass of the vehicle with bodywork in running order:(kg)</text:p>
                  <text:p text:style-name="P41"/>
                  <text:p text:style-name="P41">14.1. Technically permissable maximum laden mass:(kg)</text:p>
                  <text:p text:style-name="P41"/>
                  <text:p text:style-name="P41">14.2. Distribution of this mass among the axles – 1 / 2:(kg)</text:p>
                  <text:p text:style-name="P41"/>
                  <text:p text:style-name="P41">14.3. Technically perm. max mass on each axle – 1 / 2:(kg)</text:p>
                  <text:p text:style-name="P41"/>
                  <text:p text:style-name="P41">16. <text:s text:c="3"/>Maximum permissible roof load:(kg)</text:p>
                  <text:p text:style-name="P41"/>
                  <text:p text:style-name="P41">17. <text:s text:c="3"/>Maximum mass of trailer – braked / unbraked:(kg)</text:p>
                  <text:p text:style-name="P41"/>
                  <text:p text:style-name="P41">18. <text:s text:c="3"/>Maximum mass of combination:(kg)</text:p>
                  <text:p text:style-name="P41"/>
                  <text:p text:style-name="P41">19.1. Maximum vertical load at the coupling point for a trailer:(kg)</text:p>
                  <text:p text:style-name="P41"/>
                  <text:p text:style-name="P41">20. <text:s text:c="3"/>Engine manufacturer:</text:p>
                  <text:p text:style-name="P41"/>
                  <text:p text:style-name="P41">21. <text:s text:c="3"/>Engine code as marked on the engine:</text:p>
                  <text:p text:style-name="P41"/>
                  <text:p text:style-name="P41">22. <text:s text:c="3"/>Working principle:</text:p>
                  <text:p text:style-name="P41"/>
                  <text:p text:style-name="P41">22.1. Direct injection:</text:p>
                  <text:p text:style-name="P41"/>
                  <text:p text:style-name="P42">23. <text:s text:c="3"/>Pure electric:</text:p>
                  <text:p text:style-name="P42"/>
                  <text:p text:style-name="P42">23.1 <text:s/>Hybrid <text:span text:style-name="T36">[electric] vehicle:</text:span></text:p>
                  <text:p text:style-name="P41"/>
                  <text:p text:style-name="P41">2<text:span text:style-name="T37">4</text:span>. <text:s text:c="3"/>Number and arrangement of cylinders:</text:p>
                  <text:p text:style-name="P41"/>
                  <text:p text:style-name="P41">2<text:span text:style-name="T37">5</text:span>. <text:s text:c="3"/>Capacity:( cm<text:span text:style-name="T38">3</text:span><text:span text:style-name="T39">)</text:span></text:p>
                  <text:p text:style-name="P43"/>
                  <text:p text:style-name="P43">2<text:span text:style-name="T37">6</text:span>. <text:s text:c="3"/>Fuel:</text:p>
                  <text:p text:style-name="P43"/>
                  <text:p text:style-name="P44"><text:span text:style-name="T40">2</text:span><text:span text:style-name="T41">7</text:span><text:span text:style-name="T40">. <text:s text:c="3"/>Maximum net power:( kW/min </text:span><text:span text:style-name="T38">-1</text:span><text:span text:style-name="T40">)</text:span></text:p>
                  <text:p text:style-name="P43"/>
                  <text:p text:style-name="P43">2<text:span text:style-name="T37">8</text:span>. <text:s text:c="3"/>Clutch (type):</text:p>
                  <text:p text:style-name="P43"/>
                  <text:p text:style-name="P43">2<text:span text:style-name="T37">9</text:span>. <text:s text:c="3"/>Gearbox (type):</text:p>
                  <text:p text:style-name="P43"/>
                  <text:p text:style-name="P43">29.<text:span text:style-name="T37">1.</text:span> Gear:</text:p>
                  <text:p text:style-name="P43"/>
                  <text:p text:style-name="P45"/>
                </table:table-cell>
                <table:table-cell table:style-name="Tabella4.A1" office:value-type="string">
                  <text:p text:style-name="P46" loext:marker-style-name="T42"><text:span text:style-name="T43">{{B1}}</text:span></text:p>
                  <text:p text:style-name="P47"/>
                  <text:p text:style-name="P48">{{B2}}</text:p>
                  <text:p text:style-name="P49" loext:marker-style-name="T42"/>
                  <text:p text:style-name="P50" loext:marker-style-name="T42"><text:span text:style-name="T43">{{B3}} <text:s text:c="11"/></text:span></text:p>
                  <text:p text:style-name="P49" loext:marker-style-name="T42"/>
                  <text:p text:style-name="P50" loext:marker-style-name="T42"><text:span text:style-name="T43">{{B4}}</text:span></text:p>
                  <text:p text:style-name="P49" loext:marker-style-name="T42"/>
                  <text:p text:style-name="P50" loext:marker-style-name="T42"><text:span text:style-name="T43">{{B5}}</text:span></text:p>
                  <text:p text:style-name="P49" loext:marker-style-name="T42"/>
                  <text:p text:style-name="P50" loext:marker-style-name="T42"><text:span text:style-name="T43">{{B6}}</text:span></text:p>
                  <text:p text:style-name="P49" loext:marker-style-name="T42"/>
                  <text:p text:style-name="P50" loext:marker-style-name="T42"><text:span text:style-name="T43">{{B7}}</text:span></text:p>
                  <text:p text:style-name="P49" loext:marker-style-name="T42"/>
                  <text:p text:style-name="P50" loext:marker-style-name="T42"><text:span text:style-name="T43">{{B8}}</text:span></text:p>
                  <text:p text:style-name="P49" loext:marker-style-name="T42"/>
                  <text:p text:style-name="P50" loext:marker-style-name="T42"><text:span text:style-name="T43">{{B9}}</text:span></text:p>
                  <text:p text:style-name="P49" loext:marker-style-name="T42"/>
                  <text:p text:style-name="P50" loext:marker-style-name="T42"><text:span text:style-name="T43">{{B10}}</text:span></text:p>
                  <text:p text:style-name="P49" loext:marker-style-name="T42"/>
                  <text:p text:style-name="P50" loext:marker-style-name="T42"><text:span text:style-name="T43">{{B11}}</text:span></text:p>
                  <text:p text:style-name="P49" loext:marker-style-name="T42"/>
                  <text:p text:style-name="P50" loext:marker-style-name="T42"><text:span text:style-name="T43">{{B12}}</text:span></text:p>
                  <text:p text:style-name="P49" loext:marker-style-name="T42"/>
                  <text:p text:style-name="P50" loext:marker-style-name="T42"><text:span text:style-name="T43">{{B13}}</text:span></text:p>
                  <text:p text:style-name="P49" loext:marker-style-name="T42"/>
                  <text:p text:style-name="P50" loext:marker-style-name="T42"><text:span text:style-name="T43">{{B14}}</text:span></text:p>
                  <text:p text:style-name="P49" loext:marker-style-name="T42"/>
                  <text:p text:style-name="P50" loext:marker-style-name="T42"><text:span text:style-name="T43">{{B15}}</text:span></text:p>
                  <text:p text:style-name="P49" loext:marker-style-name="T42"/>
                  <text:p text:style-name="P50" loext:marker-style-name="T42"><text:span text:style-name="T43">{{B16}}</text:span></text:p>
                  <text:p text:style-name="P49" loext:marker-style-name="T42"/>
                  <text:p text:style-name="P50" loext:marker-style-name="T42"><text:span text:style-name="T43">{{B17}}</text:span></text:p>
                  <text:p text:style-name="P49" loext:marker-style-name="T42"/>
                  <text:p text:style-name="P50" loext:marker-style-name="T42"><text:span text:style-name="T43">{{B18}}</text:span></text:p>
                  <text:p text:style-name="P49" loext:marker-style-name="T42"/>
                  <text:p text:style-name="P51" loext:marker-style-name="T42"><text:span text:style-name="T43">{{B19}}</text:span></text:p>
                  <text:p text:style-name="P49" loext:marker-style-name="T42"/>
                  <text:p text:style-name="P51" loext:marker-style-name="T42"><text:span text:style-name="T43">{{B20}}</text:span></text:p>
                  <text:p text:style-name="P49" loext:marker-style-name="T42"/>
                  <text:p text:style-name="P51" loext:marker-style-name="T42"><text:span text:style-name="T43">{{B21}}</text:span></text:p>
                  <text:p text:style-name="P49" loext:marker-style-name="T42"/>
                  <text:p text:style-name="P51" loext:marker-style-name="T42"><text:span text:style-name="T43">{{B22}}</text:span></text:p>
                  <text:p text:style-name="P49" loext:marker-style-name="T42"/>
                  <text:p text:style-name="P50" loext:marker-style-name="T42"><text:span text:style-name="T43">{{B23}}</text:span></text:p>
                  <text:p text:style-name="P49" loext:marker-style-name="T42"/>
                  <text:p text:style-name="P50" loext:marker-style-name="T42"><text:span text:style-name="T43">{{B24}}</text:span></text:p>
                  <text:p text:style-name="P49" loext:marker-style-name="T42"/>
                  <text:p text:style-name="P50" loext:marker-style-name="T42"><text:span text:style-name="T43">{{B25}}</text:span></text:p>
                  <text:p text:style-name="P49" loext:marker-style-name="T42"/>
                  <text:p text:style-name="P50" loext:marker-style-name="T42"><text:span text:style-name="T43">{{B26}}</text:span></text:p>
                  <text:p text:style-name="P49" loext:marker-style-name="T42"/>
                  <text:p text:style-name="P50" loext:marker-style-name="T42"><text:span text:style-name="T43">{{B27}}</text:span></text:p>
                  <text:p text:style-name="P49" loext:marker-style-name="T42"/>
                  <text:p text:style-name="P50" loext:marker-style-name="T42"><text:span text:style-name="T43">{{B28}}</text:span></text:p>
                  <text:p text:style-name="P49" loext:marker-style-name="T42"/>
                  <text:p text:style-name="P50" loext:marker-style-name="T42"><text:span text:style-name="T43">{{B29}}</text:span></text:p>
                  <text:p text:style-name="P47"/>
                </table:table-cell>
              </table:table-row>
            </table:table>
            <text:p text:style-name="P52"/>
          </table:table-cell>
          <table:table-cell table:style-name="Tabella3.B1" office:value-type="string">
            <text:p text:style-name="P53"><text:s/></text:p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office:value-type="string">
                  <text:p text:style-name="P54">30. <text:s text:c="2"/>Final drive ratio:</text:p>
                  <text:p text:style-name="P54"/>
                  <text:p text:style-name="P54">32. <text:s/>Tyres and wheels:</text:p>
                  <text:p text:style-name="P54"><text:s text:c="13"/><text:span text:style-name="T44">Tyres on wheels 1:</text:span></text:p>
                  <text:p text:style-name="P54"><text:s text:c="13"/><text:span text:style-name="T44">Tyres on wheels 2:</text:span></text:p>
                  <text:p text:style-name="P54"/>
                  <text:p text:style-name="P55">34. <text:s text:c="2"/>Steering, method of assistance:</text:p>
                  <text:p text:style-name="P55"/>
                  <text:p text:style-name="P55">35. <text:s text:c="2"/>Brief description of the braking system:</text:p>
                  <text:p text:style-name="P55"/>
                  <text:p text:style-name="P55"/>
                  <text:p text:style-name="P55"/>
                  <text:p text:style-name="P55">37. <text:s text:c="2"/>Type of body:</text:p>
                  <text:p text:style-name="P55"/>
                  <text:p text:style-name="P55">38. <text:s text:c="2"/>Colour of vehicle:</text:p>
                  <text:p text:style-name="P55"/>
                  <text:p text:style-name="P55">41. <text:s text:c="2"/>Number and configuration of doors:</text:p>
                  <text:p text:style-name="P55"/>
                  <text:p text:style-name="P55">42.1. Number and position of seats:</text:p>
                  <text:p text:style-name="P55"/>
                  <text:p text:style-name="P55">43.1. EC type approval mark of couplind device</text:p>
                  <text:p text:style-name="P55"><text:s text:c="9"/>if fitted:</text:p>
                  <text:p text:style-name="P55"/>
                  <text:p text:style-name="P55">44. <text:s text:c="3"/>Maximum speed:(km/h)</text:p>
                  <text:p text:style-name="P55"/>
                  <text:p text:style-name="P55">45. <text:s text:c="3"/>Sound level:</text:p>
                  <text:p text:style-name="P55"><text:s text:c="9"/>Stationary (dB(A)) at engine speed (min<text:span text:style-name="T38">-1</text:span><text:span text:style-name="T40">) <text:s text:c="5"/></text:span></text:p>
                  <text:p text:style-name="P56"><text:s text:c="10"/>Drive-by (dB(A)):</text:p>
                  <text:p text:style-name="P56"/>
                  <text:p text:style-name="P56">46. <text:s text:c="3"/>Emissions standard:</text:p>
                  <text:p text:style-name="P56">46.1. Exhaust emission:</text:p>
                </table:table-cell>
                <table:table-cell office:value-type="string">
                  <text:p text:style-name="Table_20_Contents"><text:span text:style-name="T45">{</text:span><text:span text:style-name="T46">{B30}}</text:span></text:p>
                  <text:p text:style-name="P57"/>
                  <text:p text:style-name="P58"/>
                  <text:p text:style-name="P59">COMPLETE</text:p>
                  <text:p text:style-name="P60"><text:span text:style-name="T47">COMPLETE</text:span> <text:s text:c="2"/></text:p>
                  <text:p text:style-name="P61"/>
                  <text:p text:style-name="P58"><text:span text:style-name="T48">COMPLETE (Autodata)</text:span><text:span text:style-name="T49"> </text:span></text:p>
                  <text:p text:style-name="P58"/>
                  <text:p text:style-name="P62">COMPLETE (Autodata) / COMPLETE (Autodata)</text:p>
                  <text:p text:style-name="P62">COMPLETE (Autodata) / COMPLETE (Autodata)</text:p>
                  <text:p text:style-name="P58">ABS </text:p>
                  <text:p text:style-name="P58"/>
                  <text:p text:style-name="P63"><text:span text:style-name="T48">COMPLETE (Autodata)</text:span> </text:p>
                  <text:p text:style-name="P64"/>
                  <text:p text:style-name="P65">COMPLETE (Autodata)</text:p>
                  <text:p text:style-name="P66"/>
                  <text:p text:style-name="P62">COMPLETE (Autodata)</text:p>
                  <text:p text:style-name="P64"/>
                  <text:p text:style-name="P62">COMPLETE (Autodata)</text:p>
                  <text:p text:style-name="P67"/>
                  <text:p text:style-name="P68">{{B3<text:span text:style-name="T50">1</text:span>}}</text:p>
                  <text:p text:style-name="P58"/>
                  <text:p text:style-name="P58"/>
                  <text:p text:style-name="P68">{{B3<text:span text:style-name="T50">2</text:span>}}</text:p>
                  <text:p text:style-name="P58"/>
                  <text:p text:style-name="P58"/>
                  <text:p text:style-name="P69"><text:span text:style-name="T51">{{B3</text:span><text:span text:style-name="T52">3</text:span><text:span text:style-name="T51">}} </text:span></text:p>
                  <text:p text:style-name="P68">{{B34}}</text:p>
                  <text:p text:style-name="P70"/>
                  <text:p text:style-name="P71"><text:span text:style-name="T53">{{B3</text:span><text:span text:style-name="T50">5</text:span><text:span text:style-name="T53">}}</text:span></text:p>
                  <text:p text:style-name="P72"><text:span text:style-name="T54">{</text:span><text:span text:style-name="T55">{B3</text:span><text:span text:style-name="T56">6</text:span><text:span text:style-name="T55">}}</text:span></text:p>
                </table:table-cell>
              </table:table-row>
            </table:table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 table:style-name="Tabella6.1">
                <table:table-cell table:style-name="Tabella6.A1" office:value-type="string">
                  <text:p text:style-name="P73">CO <text:span text:style-name="T57">(</text:span>g/km<text:span text:style-name="T57">)</text:span>:</text:p>
                  <text:p text:style-name="P73">HC <text:span text:style-name="T57">(</text:span>g/km<text:span text:style-name="T57">)</text:span>:</text:p>
                  <text:p text:style-name="P74"><text:span text:style-name="T58">NO</text:span><text:span text:style-name="T59">X </text:span><text:span text:style-name="T60">(</text:span><text:span text:style-name="T61">g/km</text:span><text:span text:style-name="T60">):</text:span></text:p>
                  <text:p text:style-name="P75">HC+NO<text:span text:style-name="T62">X </text:span><text:span text:style-name="T57">(</text:span>g/km<text:span text:style-name="T57">)</text:span>:</text:p>
                  <text:p text:style-name="P75">k – value <text:span text:style-name="T57">(</text:span>g/km<text:span text:style-name="T57">)</text:span>:</text:p>
                  <text:p text:style-name="P75">Particulates <text:span text:style-name="T57">(</text:span>g/km<text:span text:style-name="T57">):</text:span></text:p>
                </table:table-cell>
                <table:table-cell table:style-name="Tabella6.A1" office:value-type="string">
                  <text:p text:style-name="P76"><text:span text:style-name="T63">{</text:span><text:span text:style-name="T64">{B</text:span><text:span text:style-name="T65">37</text:span><text:span text:style-name="T64">}}</text:span></text:p>
                  <text:p text:style-name="P77">{{B<text:span text:style-name="T50">38</text:span>}}</text:p>
                  <text:p text:style-name="P76"><text:span text:style-name="T64">{</text:span><text:span text:style-name="T63">{</text:span><text:span text:style-name="T64">B</text:span><text:span text:style-name="T65">39</text:span><text:span text:style-name="T64">}}</text:span></text:p>
                  <text:p text:style-name="P76"><text:span text:style-name="T63">{</text:span><text:span text:style-name="T64">{B</text:span><text:span text:style-name="T65">40</text:span><text:span text:style-name="T64">}}</text:span></text:p>
                  <text:p text:style-name="P73">- - - -</text:p>
                  <text:p text:style-name="P77">{{B4<text:span text:style-name="T50">1</text:span>}}</text:p>
                </table:table-cell>
                <table:table-cell table:style-name="Tabella6.A1" office:value-type="string">
                  <text:p text:style-name="P73">- - - - </text:p>
                  <text:p text:style-name="P73">- - - - </text:p>
                  <text:p text:style-name="P73">- - - - </text:p>
                  <text:p text:style-name="P73">- - - - </text:p>
                  <text:p text:style-name="P73">- - - - </text:p>
                  <text:p text:style-name="P73">- - - - </text:p>
                </table:table-cell>
                <table:table-cell table:style-name="Tabella6.A1" office:value-type="string">
                  <text:p text:style-name="P74">- - - - </text:p>
                  <text:p text:style-name="P74">- - - - </text:p>
                  <text:p text:style-name="P74">- - - - </text:p>
                  <text:p text:style-name="P74">- - - - </text:p>
                  <text:p text:style-name="P74">- - - - </text:p>
                  <text:p text:style-name="P74">- - - - </text:p>
                </table:table-cell>
              </table:table-row>
            </table:table>
            <text:p text:style-name="P78"><text:span text:style-name="T66">4</text:span><text:span text:style-name="T67">6</text:span><text:span text:style-name="T66">.</text:span><text:span text:style-name="T67">2</text:span><text:span text:style-name="T66"> <text:s text:c="3"/>Smoke (corrected value of the absorption coefficient) <text:s text:c="56"/></text:span><text:span text:style-name="T68"><text:s text:c="14"/></text:span><text:span text:style-name="T69">{{B4</text:span><text:span text:style-name="T70">2</text:span><text:span text:style-name="T69">}}</text:span><text:span text:style-name="T71"> </text:span><text:span text:style-name="T68"><text:s/>m-1</text:span></text:p>
            <text:p text:style-name="P79">4<text:span text:style-name="T37">7</text:span>. CO<text:span text:style-name="T62">2</text:span><text:span text:style-name="T40"> emissions/fuel consumption</text:span><text:span text:style-name="T72"> </text:span><text:span text:style-name="T41">NEDC values</text:span><text:span text:style-name="T40">: <text:s text:c="15"/></text:span></text:p>
            <table:table table:name="Tabella7" table:style-name="Tabella7">
              <table:table-column table:style-name="Tabella7.A" table:number-columns-repeated="3"/>
              <table:table-row>
                <table:table-cell table:style-name="Tabella7.A1" office:value-type="string">
                  <text:p text:style-name="P79"/>
                  <text:p text:style-name="P79">urban conditions:</text:p>
                  <text:p text:style-name="P79">extra-urban conditions:</text:p>
                  <text:p text:style-name="P80">combined:</text:p>
                </table:table-cell>
                <table:table-cell table:style-name="Tabella7.A1" office:value-type="string">
                  <text:p text:style-name="P81">CO<text:span text:style-name="T62">2</text:span><text:span text:style-name="T40">(g/km)</text:span></text:p>
                  <text:p text:style-name="P82">{{B4<text:span text:style-name="T50">3</text:span>}}</text:p>
                  <text:p text:style-name="P82">{{B4<text:span text:style-name="T50">4</text:span>}}</text:p>
                  <text:p text:style-name="P82">{{B4<text:span text:style-name="T50">5</text:span>}}</text:p>
                </table:table-cell>
                <table:table-cell table:style-name="Tabella7.A1" office:value-type="string">
                  <text:p text:style-name="P81">Fuel consumption (l/100km)</text:p>
                  <text:p text:style-name="P83">{{B<text:span text:style-name="T50">46</text:span>}}</text:p>
                  <text:p text:style-name="P83">{{B<text:span text:style-name="T50">47</text:span>}}</text:p>
                  <text:p text:style-name="P83">{{B4<text:span text:style-name="T50">8</text:span>}}</text:p>
                </table:table-cell>
              </table:table-row>
            </table:table>
            <text:p text:style-name="P84"/>
            <text:p text:style-name="P85"><text:span text:style-name="T58">47.1. CO</text:span><text:span text:style-name="T59">2</text:span><text:span text:style-name="T58"> emissions/fuel consumption WLTP values:</text:span></text:p>
            <table:table table:name="Tabella8" table:style-name="Tabella8">
              <table:table-column table:style-name="Tabella8.A"/>
              <table:table-column table:style-name="Tabella8.B"/>
              <table:table-column table:style-name="Tabella8.C"/>
              <table:table-row>
                <table:table-cell table:style-name="Tabella8.A1" office:value-type="string">
                  <text:p text:style-name="P86"/>
                  <text:p text:style-name="P86">Low:</text:p>
                  <text:p text:style-name="P87"><text:span text:style-name="T73">M</text:span>edium</text:p>
                  <text:p text:style-name="P88"><text:span text:style-name="T74">High</text:span>:</text:p>
                  <text:p text:style-name="P87"><text:span text:style-name="T73">M</text:span>aximum value</text:p>
                  <text:p text:style-name="P87"><text:span text:style-name="T73">C</text:span>ombined</text:p>
                  <text:p text:style-name="P89">Weighted combined</text:p>
                </table:table-cell>
                <table:table-cell table:style-name="Tabella8.A1" office:value-type="string">
                  <text:p text:style-name="P81">CO<text:span text:style-name="T62">2</text:span><text:span text:style-name="T40">(g/km)</text:span></text:p>
                  <text:p text:style-name="P90">{{B<text:span text:style-name="T50">49</text:span>}}</text:p>
                  <text:p text:style-name="P90">{{B5<text:span text:style-name="T50">0</text:span>}}</text:p>
                  <text:p text:style-name="P90">{{B5<text:span text:style-name="T50">1</text:span>}}</text:p>
                  <text:p text:style-name="P90">{{B5<text:span text:style-name="T50">2</text:span>}}</text:p>
                  <text:p text:style-name="P90">{{B5<text:span text:style-name="T50">3</text:span>}}</text:p>
                  <text:p text:style-name="P91">-</text:p>
                </table:table-cell>
                <table:table-cell table:style-name="Tabella8.A1" office:value-type="string">
                  <text:p text:style-name="P81">Fuel consumption (l/100km)</text:p>
                  <text:p text:style-name="P90">{{B5<text:span text:style-name="T50">4</text:span>}}</text:p>
                  <text:p text:style-name="P90">{{B5<text:span text:style-name="T50">5</text:span>}}</text:p>
                  <text:p text:style-name="P90">{{B<text:span text:style-name="T50">56</text:span>}}</text:p>
                  <text:p text:style-name="P90">{{B<text:span text:style-name="T50">57</text:span>}}</text:p>
                  <text:p text:style-name="P90">{{B5<text:span text:style-name="T50">8</text:span>}}</text:p>
                  <text:p text:style-name="P92">-</text:p>
                </table:table-cell>
              </table:table-row>
            </table:table>
            <text:p text:style-name="P93"><text:span text:style-name="T75">47.2</text:span>. Pure electric vehicles and externally rechargeable Hybrid electric vehicles:</text:p>
            <text:p text:style-name="P94"><text:span text:style-name="T76">Power consumption weighted/combined <text:s/></text:span><text:span text:style-name="T77"><text:s/></text:span><text:span text:style-name="T78"><text:s text:c="4"/>- </text:span><text:span text:style-name="T79"><text:s text:c="2"/></text:span><text:span text:style-name="T77">Wh/km<text:line-break/></text:span><text:span text:style-name="T80"> Electrical range <text:s text:c="43"/></text:span><text:span text:style-name="T81"><text:s/>- </text:span><text:span text:style-name="T82"><text:s text:c="3"/>km</text:span><text:span text:style-name="T83"> <text:s/></text:span></text:p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vertical-align="baseline"/>
      <style:text-properties style:use-window-font-color="true" loext:opacity="0%" style:font-name="Liberation Serif1" fo:font-family="'Liberation Serif'" style:font-family-generic="roman" style:font-pitch="variable" fo:font-size="12pt" fo:language="hi" fo:country="IN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1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07-30T00:48:12.237000000</meta:creation-date>
    <dc:date>2025-03-12T11:31:54.293094900</dc:date>
    <meta:editing-duration>PT19H11M41S</meta:editing-duration>
    <meta:editing-cycles>23</meta:editing-cycles>
    <meta:generator>LibreOffice/25.2.1.2$Windows_X86_64 LibreOffice_project/d3abf4aee5fd705e4a92bba33a32f40bc4e56f49</meta:generator>
    <meta:print-date>2019-11-04T09:43:33.960000000</meta:print-date>
    <meta:document-statistic meta:table-count="8" meta:image-count="0" meta:object-count="0" meta:page-count="2" meta:paragraph-count="196" meta:word-count="539" meta:character-count="4370" meta:non-whitespace-character-count="2949"/>
  </office:meta>
</office:document-meta>
</file>